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1-16">
            <text:p>16/01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56">
            <text:p>56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568">
            <text:p>1,568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74">
            <text:p>0.74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567.26">
            <text:p>1,567.26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1-10">
            <text:p>10/01/2023</text:p>
          </table:table-cell>
          <table:table-cell table:style-name="ce20" office:value-type="date" office:date-value="2023-01-16">
            <text:p>16/01/2023</text:p>
          </table:table-cell>
          <table:table-cell table:style-name="ce28"/>
          <table:table-cell table:style-name="ce34"/>
          <table:table-cell table:style-name="ce39" office:value-type="float" office:value="549.97">
            <text:p>549.97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1-10">
            <text:p>10/01/2023</text:p>
          </table:table-cell>
          <table:table-cell table:style-name="ce20" office:value-type="date" office:date-value="2023-01-17">
            <text:p>17/01/2023</text:p>
          </table:table-cell>
          <table:table-cell table:style-name="ce28"/>
          <table:table-cell table:style-name="ce34"/>
          <table:table-cell table:style-name="ce39" office:value-type="float" office:value="316.28">
            <text:p>316.28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1-10">
            <text:p>10/01/2023</text:p>
          </table:table-cell>
          <table:table-cell table:style-name="ce20" office:value-type="date" office:date-value="2023-01-17">
            <text:p>17/01/2023</text:p>
          </table:table-cell>
          <table:table-cell table:style-name="ce28"/>
          <table:table-cell table:style-name="ce34"/>
          <table:table-cell table:style-name="ce39" office:value-type="float" office:value="701.01">
            <text:p>701.01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1-10">
            <text:p>10/01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49.97">
            <text:p>549.97 </text:p>
          </table:table-cell>
          <table:table-cell table:style-name="ce52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1-10">
            <text:p>10/01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316.28">
            <text:p>316.28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1-10">
            <text:p>10/01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701.01">
            <text:p>701.01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date" office:date-value="1899-12-30">
            <text:p>30/12/1899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568">
            <text:p>1,568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10/01/2023</text:date>, <text:time>14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0T14:26:30.42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